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528cm" style:rel-column-width="3701*"/>
    </style:style>
    <style:style style:name="Table1.B" style:family="table-column">
      <style:table-column-properties style:column-width="5.195cm" style:rel-column-width="2945*"/>
    </style:style>
    <style:style style:name="Table1.C" style:family="table-column">
      <style:table-column-properties style:column-width="5.865cm" style:rel-column-width="33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2">
      <style:table-cell-properties style:vertical-align="bottom" fo:padding="0.097cm" fo:border-left="0.002cm solid #000000" fo:border-right="none" fo:border-top="none" fo:border-bottom="0.002cm solid #000000"/>
    </style:style>
    <style:style style:name="Table1.C2" style:family="table-cell" style:data-style-name="N2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2">
      <style:table-cell-properties style:vertical-align="bottom" fo:padding="0.097cm" fo:border-left="0.002cm solid #000000" fo:border-right="none" fo:border-top="none" fo:border-bottom="0.002cm solid #000000"/>
    </style:style>
    <style:style style:name="Table2.C2" style:family="table-cell" style:data-style-name="N2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mybody" style:master-page-name="">
      <style:paragraph-properties fo:margin-left="0cm" fo:margin-right="0cm" fo:margin-top="0.101cm" fo:margin-bottom="0.101cm" fo:text-align="start" style:justify-single-word="false" fo:text-indent="0cm" style:auto-text-indent="false"/>
      <style:text-properties style:font-name="Lucida Sans Typewriter" fo:font-size="9pt" style:font-size-asian="9pt" style:font-size-complex="9pt"/>
    </style:style>
    <style:style style:name="P3" style:family="paragraph" style:parent-style-name="mybody">
      <style:paragraph-properties fo:margin-left="0cm" fo:margin-right="0cm" fo:margin-top="0.101cm" fo:margin-bottom="0.101cm" fo:text-align="start" style:justify-single-word="false" fo:text-indent="0cm" style:auto-text-indent="false"/>
      <style:text-properties style:font-name="Lucida Sans Typewriter" fo:font-size="9pt" style:font-size-asian="9pt" style:font-size-complex="9pt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end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number:number-style style:name="N2">
      <number:number number:decimal-places="2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title">Samba adaptor for JavaGAT</text:p>
      <text:p text:style-name="myauthor">Balazs Bokodi</text:p>
      <text:p text:style-name="myauthor">Date: 25/02/2007</text:p>
      <text:h text:style-name="P1" text:outline-level="1">Introduction</text:h>
      <text:p text:style-name="mybody">JavaGAT is a flexible API to access Grid services. My task was write a file adaptor for JavaGAT and a test suit for it. These file adaptor made working these JavaGAT classes for Samba: File, FileOutputStream, FileInputStream, RandomAccessFile. The purpose of this job is to know the JavaGAT API and its adaptor system. For this exercise I chose writing a Samba adaptor for it.</text:p>
      <text:p text:style-name="mybody">I got my own branch of the JavaGAT. The svn is used to access the source code of the branch. The location of my branch is this: <text:a xlink:type="simple" xlink:href="https://gforge.cs.vu.nl/svn/javagat/branches/Balazs">https://gforge.cs.vu.nl/svn/javagat/branches/Balazs</text:a> .</text:p>
      <text:h text:style-name="Heading_20_1" text:outline-level="1">External library</text:h>
      <text:p text:style-name="mybody">I used the following java library to access the Samba services: jcifs. It is known also as JCIFS SMB client library. This is a opensource java library with LGPL license. This library is one jar file, named jcifs-1.2.13.jar. I put this file to the external directory both of the adaptors and tests directories. This file is used by Samba adaptor and some of my test programs used it also.</text:p>
      <text:p text:style-name="mybody">The jcifs SMB client library is according to the java uses simila NtlmPasswordAuthentication auth = <text:s/></text:p>
      <text:p text:style-name="mybody"><text:s text:c="12"/>new NtlmPasswordAuthentication( host, user, password );r classes, that can be found in java. <text:s text:c="2"/>Classes are related to the file adaptor : SmbFile, SmbFileInputStream, SmbFileOutputStream, SmbRandomAccessFile.</text:p>
      <text:h text:style-name="Heading_20_1" text:outline-level="1">File adaptor</text:h>
      <text:p text:style-name="mybody">I placed the source code in the adaptors/src/org/gridlap/gat/io/cpi/smb directory. Every java files begin with the Smb initial. This files are: SmbFileAdaptor.java, SmbFileInputStreamAdaptor.java, SmbFileOutputStreamAdaptor.java, SmbRandomAccessFileAdaptor.java. I collected these files into the org.gridlab.gat.io.cpi.smb package. </text:p>
      <text:p text:style-name="mybody">The files are mostly wrappers above the classes of the jcifs SMB client library. There is a few thing that I added, example if there is a given security context, with username and password, the wrappers are able to use it.</text:p>
      <text:h text:style-name="Heading_20_1" text:outline-level="1">Building environment</text:h>
      <text:p text:style-name="mybody">The JavaGAT library use the ant software to build the binaries. I edited the build.xml in the adaptors directory. For the adaptors/build.xml I added this:</text:p>
      <text:p text:style-name="P2">&lt;jar jarfile="${lib}/SmbAdaptor.jar" basedir="${tmp}" includes="**/smb/Smb*.class"&gt;</text:p>
      <text:p text:style-name="P3"><text:s text:c="3"/>&lt;manifest&gt;</text:p>
      <text:p text:style-name="P3"><text:s text:c="6"/>&lt;attribute name="FileInputStreamCpi-class"</text:p>
      <text:p text:style-name="P3"><text:s text:c="7"/>value="org.gridlab.gat.io.cpi.smb.SmbFileInputStreamAdaptor" /&gt;</text:p>
      <text:p text:style-name="P3"><text:s text:c="6"/>&lt;attribute name="FileOutputStreamCpi-class"</text:p>
      <text:p text:style-name="P3">http://torrents.thepiratebay.org/3638306/Prison.Break.S02E20.HDTV.XviD-LOL.3638306.TPB.torrent <text:s text:c="6"/>value="org.gridlab.gat.io.cpi.smb.SmbFileOutputStreamAdaptor" /&gt;</text:p>
      <text:p text:style-name="P3"><text:s text:c="6"/>&lt;attribute name="FileCpi-class" value="org.gridlab.gat.io.cpi.smb.SmbFileAdaptor" /&gt;</text:p>
      <text:p text:style-name="P3"><text:s text:c="6"/>&lt;attribute name="RandomAccessFileCpi-class"</text:p>
      <text:p text:style-name="P3"><text:s text:c="7"/>value="org.gridlab.gat.io.cpi.smb.SmbRandomAccessFileAdaptor" /&gt;</text:p>
      <text:p text:style-name="P3"><text:s text:c="3"/>&lt;/manifest&gt;</text:p>
      <text:p text:style-name="mycode">&lt;/jar&gt;</text:p>
      <text:p text:style-name="mybody">This code creates a jar file, named SmbAdaptor.jar, and place it in the adaptor/lib directory. The classes begins with Smb are put into this archive. The manifest records are used by the JavaGAT engine. The name – value pairs identifies the type of the the classes (The types are now: FileCpi-class, RandomAccessFileCpi-class, FileOutputStreamCpi-class, FileInputStreamCpi-class).</text:p>
      <text:h text:style-name="Heading_20_1" text:outline-level="1">Tests</text:h>
      <text:p text:style-name="mybody">I created some small programs to test the Samba adaptor. These files are placed in the test/myprobe directory. Files and their functions:</text:p>
      <text:p text:style-name="mybody">SmbFile.java: it can test JavaGAT File object for these operations: list, listFiles, exists, isDirectory, length, mkdir, mkdirs, delete, canRead, canWrite, createNewFile, isFile, isHidden, lastModified.</text:p>
      <text:p text:style-name="mycode">Usage: command location [username password]</text:p>
      <text:p text:style-name="mycode">command: list, listFiles, exists, isDirectory, length, mkdir, mkdirs, delete, canRead, canWrite, createNewFile, isFile, isHidden, lastModified</text:p>
      <text:p text:style-name="mybody">SmbRAFile.java: it is for testing RandomAccessFile object. It do some read and write from the given file.</text:p>
      <text:p text:style-name="mycode">Usage: location [username password]</text:p>
      <text:p text:style-name="mybody">SmbInputStream.java, SmbOutputStream.java: these programs do some simple read/write from the given file.</text:p>
      <text:p text:style-name="mycode">Usage: location [username password]</text:p>
      <text:h text:style-name="Heading_20_1" text:outline-level="1">Measurements</text:h>
      <text:p text:style-name="mybody">My benchmarks are file copies. I use two implementation of file copy. One uses the jcifs the other one uses the JavaGAT file stream classes. The file copies are done on the local host.</text:p>
      <text:p text:style-name="mybody">Copy from the local file system to samba, 50 MB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avaGAT</text:p>
          </table:table-cell>
          <table:table-cell table:style-name="Table1.C1" office:value-type="string">
            <text:p text:style-name="P4">Smb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B2" office:value-type="float" office:value="24903">
            <text:p text:style-name="P5">24903.00</text:p>
          </table:table-cell>
          <table:table-cell table:style-name="Table1.C2" office:value-type="float" office:value="15106">
            <text:p text:style-name="P5">15106.00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B2" office:value-type="float" office:value="26120">
            <text:p text:style-name="P5">26120.00</text:p>
          </table:table-cell>
          <table:table-cell table:style-name="Table1.C2" office:value-type="float" office:value="14416">
            <text:p text:style-name="P5">14416.00</text:p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B2" office:value-type="float" office:value="25482">
            <text:p text:style-name="P5">25482.00</text:p>
          </table:table-cell>
          <table:table-cell table:style-name="Table1.C2" office:value-type="float" office:value="16421">
            <text:p text:style-name="P5">16421.00</text:p>
          </table:table-cell>
        </table:table-row>
        <table:table-row>
          <table:table-cell table:style-name="Table1.A2" office:value-type="string">
            <text:p text:style-name="P4">Average</text:p>
          </table:table-cell>
          <table:table-cell table:style-name="Table1.B2" table:formula="ooow:mean(&lt;B2:B4&gt;)" office:value-type="float" office:value="25501.6666666667">
            <text:p text:style-name="P5">25501.67</text:p>
          </table:table-cell>
          <table:table-cell table:style-name="Table1.C2" table:formula="ooow:mean(&lt;C2:C4&gt;)" office:value-type="float" office:value="15314.3333333333">
            <text:p text:style-name="P5">15314.33</text:p>
          </table:table-cell>
        </table:table-row>
      </table:table>
      <text:p text:style-name="mybody">The average difference is 10187.34 milliseconds.</text:p>
      <text:p text:style-name="mybody">Copy from the local file system to samba, 150 MB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JavaGAT</text:p>
          </table:table-cell>
          <table:table-cell table:style-name="Table2.C1" office:value-type="string">
            <text:p text:style-name="P4">Smb</text:p>
          </table:table-cell>
        </table:table-row>
        <table:table-row>
          <table:table-cell table:style-name="Table2.A2" office:value-type="string">
            <text:p text:style-name="P4">1.</text:p>
          </table:table-cell>
          <table:table-cell table:style-name="Table2.B2" office:value-type="float" office:value="71542">
            <text:p text:style-name="P5">71542.00</text:p>
          </table:table-cell>
          <table:table-cell table:style-name="Table2.C2" office:value-type="float" office:value="66922">
            <text:p text:style-name="P5">66922.00</text:p>
          </table:table-cell>
        </table:table-row>
        <table:table-row>
          <table:table-cell table:style-name="Table2.A2" office:value-type="string">
            <text:p text:style-name="P4">2.</text:p>
          </table:table-cell>
          <table:table-cell table:style-name="Table2.B2" office:value-type="float" office:value="69004">
            <text:p text:style-name="P5">69004.00</text:p>
          </table:table-cell>
          <table:table-cell table:style-name="Table2.C2" office:value-type="float" office:value="64691">
            <text:p text:style-name="P5">64691.00</text:p>
          </table:table-cell>
        </table:table-row>
        <table:table-row>
          <table:table-cell table:style-name="Table2.A2" office:value-type="string">
            <text:p text:style-name="P4">3.</text:p>
          </table:table-cell>
          <table:table-cell table:style-name="Table2.B2" office:value-type="float" office:value="73395">
            <text:p text:style-name="P5">73395.00</text:p>
          </table:table-cell>
          <table:table-cell table:style-name="Table2.C2" office:value-type="float" office:value="59997">
            <text:p text:style-name="P5">59997.00</text:p>
          </table:table-cell>
        </table:table-row>
        <table:table-row>
          <table:table-cell table:style-name="Table2.A2" office:value-type="string">
            <text:p text:style-name="P4">Average</text:p>
          </table:table-cell>
          <table:table-cell table:style-name="Table2.B2" table:formula="ooow:mean(&lt;B2:B4&gt;)" office:value-type="float" office:value="71313.6666666667">
            <text:p text:style-name="P5">71313.67</text:p>
          </table:table-cell>
          <table:table-cell table:style-name="Table2.C2" table:formula="ooow:mean(&lt;C2:C4&gt;)" office:value-type="float" office:value="63870">
            <text:p text:style-name="P5">63870.00</text:p>
          </table:table-cell>
        </table:table-row>
      </table:table>
      <text:p text:style-name="mybody">The average difference is 7443.67 milliseconds. It seems like JavaGAT has a constant overh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mytitle" style:family="paragraph" style:parent-style-name="Standard" style:class="text">
      <style:paragraph-properties fo:margin-top="8.999cm" fo:margin-bottom="3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myauthor" style:family="paragraph" style:parent-style-name="Standard" style:class="text">
      <style:paragraph-properties fo:line-height="150%" fo:text-align="center" style:justify-single-word="false"/>
    </style:style>
    <style:style style:name="mybody" style:family="paragraph" style:parent-style-name="Standard" style:class="text">
      <style:paragraph-properties fo:margin-left="0cm" fo:margin-right="0cm" fo:margin-top="0.3cm" fo:margin-bottom="0.3cm" fo:text-align="justify" style:justify-single-word="false" fo:text-indent="1cm" style:auto-text-indent="false"/>
    </style:style>
    <style:style style:name="mycode" style:family="paragraph" style:parent-style-name="mybody" style:class="text">
      <style:paragraph-properties fo:margin-left="0cm" fo:margin-right="0cm" fo:margin-top="0.101cm" fo:margin-bottom="0.101cm" fo:text-align="start" style:justify-single-word="false" fo:text-indent="0cm" style:auto-text-indent="false"/>
      <style:text-properties style:font-name="Lucida Sans Typewriter"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25T23:36:07</meta:creation-date>
    <dc:creator>Balazs Bokodi</dc:creator>
    <dc:date>2007-03-13T12:46:46</dc:date>
    <dc:language>en-US</dc:language>
    <meta:editing-cycles>5</meta:editing-cycles>
    <meta:editing-duration>PT56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70" meta:word-count="641" meta:character-count="4541"/>
  </office:meta>
</office:document-meta>
</file>